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76cm" style:contextual-spacing="false" fo:orphans="2" fo:widows="2" fo:text-indent="0cm" style:auto-text-indent="false" fo:padding="0cm" fo:border="none"/>
      <style:text-properties fo:font-variant="normal" fo:text-transform="none" fo:color="#001a34" loext:opacity="100%" style:font-name="BlinkMacSystemFont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176cm" style:contextual-spacing="false" fo:orphans="2" fo:widows="2" fo:text-indent="0cm" style:auto-text-indent="false" fo:padding="0cm" fo:border="none"/>
      <style:text-properties fo:font-variant="normal" fo:text-transform="none" fo:color="#001a34" loext:opacity="100%" style:font-name="BlinkMacSystemFont" fo:font-size="12pt" fo:letter-spacing="normal" fo:font-style="normal" fo:font-weight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035df4"/>
    </style:style>
    <style:style style:name="T3" style:family="text">
      <style:text-properties style:font-size-asian="12pt" style:font-weight-asian="bold" style:font-size-complex="12pt" style:font-weight-complex="bold"/>
    </style:style>
    <style:style style:name="T4" style:family="text">
      <style:text-properties officeooo:rsid="00035df4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Н</text:span><text:span text:style-name="T3">а </text:span><text:span text:style-name="T4">этой</text:span><text:span text:style-name="T3"> <text:s/>страниц</text:span><text:span text:style-name="T4">е</text:span><text:span text:style-name="T3"> Вы можете ознакоми</text:span><text:span text:style-name="T4">т</text:span><text:span text:style-name="T3">ься с </text:span><text:span text:style-name="T4">описанием</text:span><text:span text:style-name="T3"> на</text:span><text:span text:style-name="T4">шего</text:span><text:span text:style-name="T3"> моте</text:span><text:span text:style-name="T4">ля</text:span><text:span text:style-name="T3"> .</text:span></text:p>
      <text:p text:style-name="P1">Кемпинг "Телмис" располагается в живописном месте в 4-м поселке в Приозерске, Ленинградской области. Это отличное место для отдыха не только всей семьей, но и компанией друзей. Для удобства на территории есть частная парковка и действует бесплатный интернет.</text:p>
      <text:p text:style-name="P1">К размещению представлены уютные семейные номера, где имеется функциональная мебель. Путешествующие налегке смогут воспользоваться полотенцами. Ванная комната укомплектована стандартным набором сантехники. Ежедневно проводится качественная и тщательная уборка.</text:p>
      <text:p text:style-name="P1">В кафе постояльцы смогут полноценно покушать, в меню преобладают блюда русской и европейской кухни. Желающие могут организовать барбекю в специально отведенном месте.</text:p>
      <text:p text:style-name="P1">Любителям культурного досуга рады предложить экскурсионные поездки по местным достопримечательностям и по окрестным. Так же возможно совершать пешие прогулки или играть на спортивном поле. По запросу осуществляется трансфер. Ближайший аэропорт находится в Санкт-Петербурге, расстояние составляет 180 км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6:11:30.631000000</meta:creation-date>
    <dc:date>2023-09-29T00:42:37.631000000</dc:date>
    <meta:editing-duration>PT13H20M2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5" meta:word-count="134" meta:character-count="1055" meta:non-whitespace-character-count="925"/>
  </office:meta>
</office:document-meta>
</file>